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12.157cm"/>
    </style:style>
    <style:style style:name="co3" style:family="table-column">
      <style:table-column-properties fo:break-before="auto" style:column-width="18.461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6.951cm"/>
    </style:style>
    <style:style style:name="co6" style:family="table-column">
      <style:table-column-properties fo:break-before="auto" style:column-width="6.304cm"/>
    </style:style>
    <style:style style:name="co7" style:family="table-column">
      <style:table-column-properties fo:break-before="auto" style:column-width="4.249cm"/>
    </style:style>
    <style:style style:name="co8" style:family="table-column">
      <style:table-column-properties fo:break-before="auto" style:column-width="5.796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Title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recond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Scenario(Happy Path/Negative)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verlapping with start date only</text:p>
          </table:table-cell>
          <table:table-cell office:value-type="string">
            <text:p>Date range B is Starting before the start of date range A and finishing before end of date range A</text:p>
          </table:table-cell>
          <table:table-cell office:value-type="string">
            <text:p>Critical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30-09-2018 to 02-10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art together and finished later</text:p>
          </table:table-cell>
          <table:table-cell office:value-type="string">
            <text:p>Date range B is Starting same as start of date range A and finishing after end of date range A</text:p>
          </table:table-cell>
          <table:table-cell office:value-type="string">
            <text:p>Important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01-10-2018 to 01-11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tart together and finished before</text:p>
          </table:table-cell>
          <table:table-cell office:value-type="string">
            <text:p>Date range B is Starting same as start of date range A and finishing before end of date range A</text:p>
          </table:table-cell>
          <table:table-cell office:value-type="string">
            <text:p>Good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01-10-2018 to 30-10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tart later but finished before</text:p>
          </table:table-cell>
          <table:table-cell office:value-type="string">
            <text:p>Date range B is Starting after start of date range A and finishing before end of date range A</text:p>
          </table:table-cell>
          <table:table-cell office:value-type="string">
            <text:p>Good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02-10-2018 to 30-10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tart later but finished together</text:p>
          </table:table-cell>
          <table:table-cell office:value-type="string">
            <text:p>Date range B is Starting after start of date range A and finishing same as end of date range A</text:p>
          </table:table-cell>
          <table:table-cell office:value-type="string">
            <text:p>Good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02-10-2018 to 31-10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art together and finished together</text:p>
          </table:table-cell>
          <table:table-cell office:value-type="string">
            <text:p>Date range B is Starting same as start of date range A and finishing same as end of date range A</text:p>
          </table:table-cell>
          <table:table-cell office:value-type="string">
            <text:p>Important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01-10-2018 to 31-10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tart before and finished later</text:p>
          </table:table-cell>
          <table:table-cell office:value-type="string">
            <text:p>Date range B is Starting before the start of date range A and finishing after end of date range A</text:p>
          </table:table-cell>
          <table:table-cell office:value-type="string">
            <text:p>Important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30-09-2018 to 01-11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tart before and finished together</text:p>
          </table:table-cell>
          <table:table-cell office:value-type="string">
            <text:p>Date range B is Starting before the start of date range A and finishing same as end of date range A</text:p>
          </table:table-cell>
          <table:table-cell office:value-type="string">
            <text:p>Important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30-09-2018 to 31-10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tart in between and finished later</text:p>
          </table:table-cell>
          <table:table-cell office:value-type="string">
            <text:p>Date range B is Starting after start of date range A and finishing after end of date range A</text:p>
          </table:table-cell>
          <table:table-cell office:value-type="string">
            <text:p>Critical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30-10-2018 to 01-11-2018</text:p>
          </table:table-cell>
          <table:table-cell office:value-type="string">
            <text:p>Pass</text:p>
          </table:table-cell>
          <table:table-cell office:value-type="string">
            <text:p>Happy Path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tart before and finished before the start of another range</text:p>
          </table:table-cell>
          <table:table-cell office:value-type="string">
            <text:p>Date range B is Starting and finishing before the start of date range A</text:p>
          </table:table-cell>
          <table:table-cell office:value-type="string">
            <text:p>Important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29-09-2018 to 30-09-2018</text:p>
          </table:table-cell>
          <table:table-cell office:value-type="string">
            <text:p>Fail</text:p>
          </table:table-cell>
          <table:table-cell office:value-type="string">
            <text:p>Negetive Path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tart before but finished exact the start of another range</text:p>
          </table:table-cell>
          <table:table-cell office:value-type="string">
            <text:p>Date range B is Starting before the start of date range A and finishing same as start of date range A</text:p>
          </table:table-cell>
          <table:table-cell office:value-type="string">
            <text:p>Critical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30-09-2018 to 01-10-2018</text:p>
          </table:table-cell>
          <table:table-cell office:value-type="string">
            <text:p>Fail</text:p>
          </table:table-cell>
          <table:table-cell office:value-type="string">
            <text:p>Negetive Path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rt on the exact end date of the previous range and finished later</text:p>
          </table:table-cell>
          <table:table-cell office:value-type="string">
            <text:p>Date range B is Starting same as end of date range A and finishing after end of date range A</text:p>
          </table:table-cell>
          <table:table-cell office:value-type="string">
            <text:p>Critical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31-10-2018 to 01-11-2018</text:p>
          </table:table-cell>
          <table:table-cell office:value-type="string">
            <text:p>Fail</text:p>
          </table:table-cell>
          <table:table-cell office:value-type="string">
            <text:p>Negetive Path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tart after end date of the previous range</text:p>
          </table:table-cell>
          <table:table-cell office:value-type="string">
            <text:p>Date range B is Starting and finishing after end of date range A</text:p>
          </table:table-cell>
          <table:table-cell office:value-type="string">
            <text:p>Important</text:p>
          </table:table-cell>
          <table:table-cell table:style-name="ce2" office:value-type="string">
            <text:p>Date range A=1-10-2018 to 31-10-2018</text:p>
          </table:table-cell>
          <table:table-cell office:value-type="string">
            <text:p>01-11-2018 to 02-11-2018</text:p>
          </table:table-cell>
          <table:table-cell office:value-type="string">
            <text:p>Fail</text:p>
          </table:table-cell>
          <table:table-cell office:value-type="string">
            <text:p>Negetive Path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28/11/2018</text:date>, <text:time>10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0:34:38.53</dc:date>
    <dc:creator>sneha Kejriwal</dc:creator>
    <meta:document-statistic meta:table-count="3" meta:cell-count="112" meta:object-count="0"/>
    <meta:generator>OpenOffice/4.0.0$Win32 OpenOffice.org_project/400m3$Build-9702</meta:generator>
  </office:meta>
</office:document-meta>
</file>